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auto-grow-height="false" fo:min-height="0.749cm" fo:min-width="0.499cm" fo:padding-top="0cm" fo:wrap-option="no-wrap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3cm" svg:height="2.8cm" svg:x="3.5cm" svg:y="5.9cm">
          <text:p/>
          <draw:enhanced-geometry svg:viewBox="0 0 21600 21600" draw:extrusion="true" draw:extrusion-depth="1cm 0" draw:extrusion-first-light-direction="(0 50000 10000)" draw:extrusion-second-light-direction="(0 -50000 10000)" draw:extrusion-viewpoint="(3.472cm -3.472cm 25cm)" draw:extrusion-origin="0.5 -0.5" draw:extrusion-skew="50 -135" draw:type="rectangle" draw:enhanced-path="M 0 0 L 21600 0 21600 21600 0 21600 0 0 Z N"/>
        </draw:custom-shape>
        <draw:custom-shape draw:style-name="gr2" draw:text-style-name="P1" draw:layer="layout" svg:width="4.3cm" svg:height="2.8cm" svg:x="8.2cm" svg:y="2.3cm">
          <text:p/>
          <draw:enhanced-geometry svg:viewBox="0 0 21600 21600" draw:extrusion="true" draw:extrusion-depth="1cm 0" draw:extrusion-first-light-direction="(0 50000 10000)" draw:extrusion-second-light-direction="(0 -5000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type="rectangle" draw:enhanced-path="M 0 0 L 21600 0 21600 21600 0 21600 0 0 Z N"/>
        </draw:custom-shape>
        <draw:custom-shape draw:style-name="gr3" draw:text-style-name="P1" draw:layer="layout" svg:width="4.3cm" svg:height="2.8cm" svg:x="12.7cm" svg:y="6.4cm">
          <text:p/>
          <draw:enhanced-geometry svg:viewBox="0 0 21600 21600" draw:extrusion="true" draw:extrusion-depth="1cm 0" draw:extrusion-first-light-direction="(-50000 -50000 10000)" draw:extrusion-second-light-direction="(50000 0 10000)" draw:extrusion-viewpoint="(3.472cm -3.472cm 25cm)" draw:extrusion-origin="0.5 -0.5" draw:extrusion-skew="50 -135" draw:type="rectangle" draw:enhanced-path="M 0 0 L 21600 0 21600 21600 0 21600 0 0 Z N"/>
        </draw:custom-shape>
        <draw:custom-shape draw:style-name="gr4" draw:text-style-name="P1" draw:layer="layout" svg:width="8.349cm" svg:height="1.6cm" draw:transform="rotate (-1.09589223732724) translate (6.523cm 7.8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0.692cm" svg:height="1.6cm" draw:transform="rotate (-1.58807508638964) translate (11.086cm 4.91cm)">
          <text:p/>
          <draw:enhanced-geometry svg:viewBox="0 0 21600 21600" draw:text-areas="0 ?f0 ?f5 ?f2" draw:type="right-arrow" draw:modifiers="18232.218006209 6084.69706433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8.349cm" svg:height="1.6cm" draw:transform="rotate (-1.09589223732724) translate (11.081cm 8.1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0.4cm" svg:height="9.1cm" svg:x="4.7cm" svg:y="10.4cm">
          <text:p text:style-name="P2"/>
          <draw:enhanced-geometry svg:viewBox="0 0 21600 21600" draw:extrusion-origin="0.5 -0.5" draw:extrusion-viewpoint="(3.472cm -3.472cm 25cm)" draw:extrusion-skew="50 -135" dr3d:projection="perspective" draw:extrusion-depth="1cm 0" draw:extrusion="true" draw:extrusion-first-light-direction="(0 50000 10000)" draw:extrusion-second-light-direction="(0 -50000 10000)" dr3d:shade-mode="flat" draw:extrusion-metal="false" draw:extrusion-specularity="0%" draw:extrusion-diffusion="0%" draw:text-areas="?f4 ?f6 ?f5 ?f7" draw:glue-point-type="segments" draw:path-stretchpoint-x="10800" draw:path-stretchpoint-y="10800" draw:type="frame" draw:modifiers="6384.353367761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1" draw:layer="layout" svg:width="6.2cm" svg:height="1.1cm" svg:x="9.3cm" svg:y="19.8cm">
          <text:p text:style-name="P1">Шаблон страницы</text:p>
          <draw:enhanced-geometry svg:viewBox="0 0 21600 21600" draw:glue-points="10800 0 0 10800 10800 21600 21600 10800 ?f40 ?f41" draw:text-areas="0 0 21600 21600" draw:type="rectangular-callout" draw:modifiers="2333.81712626996 -39001.6348773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2cm" svg:height="1.1cm" svg:x="1.3cm" svg:y="17.3cm">
          <text:p text:style-name="P1">Область контента</text:p>
          <draw:enhanced-geometry svg:viewBox="0 0 21600 21600" draw:glue-points="10800 0 0 10800 10800 21600 21600 10800 ?f40 ?f41" draw:text-areas="0 0 21600 21600" draw:type="rectangular-callout" draw:modifiers="26250.2177068215 -33508.446866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2cm" svg:height="1.1cm" svg:x="1.7cm" svg:y="2.6cm">
          <text:p text:style-name="P1">Контент страницы</text:p>
          <draw:enhanced-geometry svg:viewBox="0 0 21600 21600" draw:glue-points="10800 0 0 10800 10800 21600 21600 10800 ?f40 ?f41" draw:text-areas="0 0 21600 21600" draw:type="rectangular-callout" draw:modifiers="12348.3309143686 69488.82833787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Михаил Красильников</meta:initial-creator>
    <meta:creation-date>2013-06-11T10:18:08</meta:creation-date>
    <dc:date>2013-06-11T10:30:26</dc:date>
    <dc:creator>Михаил Красильников</dc:creator>
    <meta:editing-duration>P0D</meta:editing-duration>
    <meta:editing-cycles>1</meta:editing-cycles>
    <meta:document-statistic meta:object-count="10"/>
    <meta:generator>LibreOffice/4.0-4$Linux_x86 LibreOffice_project/400m0$Build-304</meta:generator>
  </office:meta>
</office:document-meta>
</file>